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629b2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629b2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2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2" style:font-size-asian="11pt" style:font-size-complex="11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2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92091" officeooo:rsid="00292091" style:text-underline-style="none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629b2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2" style:font-size-asian="11pt" style:font-size-complex="11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2" style:font-size-asian="11pt" style:font-size-complex="11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29b2" style:font-name="Arial2" style:font-size-asian="10pt" style:font-size-complex="10pt"/>
    </style:style>
    <style:style style:family="paragraph" style:name="P1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bold" style:font-name="Arial2" style:font-size-asian="11pt" style:font-size-complex="11pt" style:font-weight-asian="bold" style:font-weight-complex="bold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2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5df13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340231" style:font-name-complex="Arial2"/>
    </style:style>
    <style:style style:family="text" style:name="T13">
      <style:text-properties fo:country="BE" fo:language="fr" officeooo:rsid="003a6077" style:font-name-complex="Arial2"/>
    </style:style>
    <style:style style:family="text" style:name="T14">
      <style:text-properties fo:country="BE" fo:language="fr" officeooo:rsid="0036dfc5" style:font-name-complex="Arial2"/>
    </style:style>
    <style:style style:family="text" style:name="T15">
      <style:text-properties fo:country="BE" fo:language="fr" officeooo:rsid="003868e6" style:font-name-complex="Arial2"/>
    </style:style>
    <style:style style:family="text" style:name="T16">
      <style:text-properties fo:country="BE" fo:language="fr" officeooo:rsid="0023e221" style:font-name-complex="Arial2"/>
    </style:style>
    <style:style style:family="text" style:name="T17">
      <style:text-properties fo:background-color="transparent" fo:country="BE" fo:language="fr" loext:char-shading-value="0" style:font-name-complex="Arial2"/>
    </style:style>
    <style:style style:family="text" style:name="T18">
      <style:text-properties fo:background-color="transparent" fo:country="BE" fo:language="fr" loext:char-shading-value="0" officeooo:rsid="00236e40" style:font-name-complex="Arial2"/>
    </style:style>
    <style:style style:family="text" style:name="T19">
      <style:text-properties fo:background-color="transparent" fo:country="BE" fo:language="fr" loext:char-shading-value="0" officeooo:rsid="0033bc87" style:font-name-complex="Arial2"/>
    </style:style>
    <style:style style:family="text" style:name="T20">
      <style:text-properties fo:background-color="transparent" fo:country="BE" fo:language="fr" loext:char-shading-value="0" officeooo:rsid="002d22d9" style:font-name-complex="Arial2"/>
    </style:style>
    <style:style style:family="text" style:name="T21">
      <style:text-properties officeooo:rsid="0040484c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font-style="normal" fo:font-weight="normal" officeooo:rsid="0084aa93" style:font-name="arial" style:font-name-complex="Arial2" style:font-style-asian="normal" style:font-style-complex="normal" style:font-weight-asian="normal" style:font-weight-complex="normal" style:text-underline-style="none"/>
    </style:style>
    <style:style style:family="text" style:name="T25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6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7">do text</text:span></text:p><text:p text:style-name="P19"><text:span text:style-name="T2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"><text:span text:style-name="T2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6"><text:s/></text:span><text:span text:style-name="T25"><text:conditional-text text:condition="ooow:&quot;view.do_mailing()&quot;" text:string-value-if-false="" text:string-value-if-true="&quot;mailed_data.name1&quot;">mailed_data.name1</text:conditional-text></text:span><text:span text:style-name="T26"><text:s/></text:span><text:span text:style-name="T25"><text:conditional-text text:condition="ooow:&quot;view.do_mailing()&quot;" text:string-value-if-false="" text:string-value-if-true="&quot;mailed_data.name2&quot;">mailed_data.name2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street&quot;">mailed_data.street</text:conditional-text></text:span><text:span text:style-name="T25">, </text:span><text:span text:style-name="T25"><text:conditional-text text:condition="ooow:&quot;view.do_mailing()&quot;" text:string-value-if-false="" text:string-value-if-true="&quot;mailed_data.number&quot;">mailed_data.number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zipcode&quot;">mailed_data.zipcode</text:conditional-text></text:span><text:span text:style-name="T25"> </text:span><text:span text:style-name="T2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9">Lettre d'information au demandeur <text:span text:style-name="T21">sur une</text:span></text:p>
      <text:p text:style-name="P10">demande de permis d'environnement</text:p>
      <text:p text:style-name="P3"/>
      <text:p text:style-name="P16"><text:span text:style-name="T5"/></text:p>
      <text:p text:style-name="P3"/>
      <text:p text:style-name="P7"><office:annotation><dc:creator>Gauthier Bastien</dc:creator><dc:date>2011-02-16T16:12:24</dc:date><text:p text:style-name="P19"><text:span text:style-name="T3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3"/>
      <text:p text:style-name="P13"><text:span text:style-name="T10">Nous avons</text:span><text:span text:style-name="T9"> l’honneur de vous informer que votre deman</text:span><text:span text:style-name="T17">de de </text:span><text:span text:style-name="T18">permis </text:span><text:span text:style-name="T19">d'environnement</text:span><text:span text:style-name="T17"> a été</text:span><text:span text:style-name="T9"> </text:span><text:span text:style-name="T11">transmise le </text:span><text:span text:style-name="T11"><text:text-input text:description="">event_view.display_date('transmitDate'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2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393959714">
        <text:list-item>
          <text:p text:style-name="P17">soit complète et recevable ;</text:p>
        </text:list-item>
        <text:list-item>
          <text:p text:style-name="P18"><text:span text:style-name="T17">soit incomplète (le Fonctionnaire Technique vous</text:span><text:span text:style-name="T9"> indiquer</text:span><text:span text:style-name="T15">a</text:span><text:span text:style-name="T16"> </text:span><text:span text:style-name="T9">les documents manquants à faire parvenir</text:span><text:span text:style-name="T20"> </text:span><text:span text:style-name="T7">ADRESSE</text:span><text:span text:style-name="T8"> </text:span><text:span text:style-name="T20">; l</text:span><text:span text:style-name="T9">e cas échéant, les motifs de son irrecevabilité</text:span><text:span text:style-name="T15">).</text:span></text:p>
        </text:list-item>
      </text:list>
      <text:p text:style-name="P5"/>
      <text:p text:style-name="P6"><text:tab/>Demeurant à votre disposition, nous vous prions d'agréer,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8">do text</text:span></text:p><text:p text:style-name="P19"><text:span text:style-name="T28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629b2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629b2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2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2" style:font-size-asian="11pt" style:font-size-complex="11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2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92091" officeooo:rsid="00292091" style:text-underline-style="none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629b2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2" style:font-size-asian="11pt" style:font-size-complex="11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2" style:font-size-asian="11pt" style:font-size-complex="11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29b2" style:font-name="Arial2" style:font-size-asian="10pt" style:font-size-complex="10pt"/>
    </style:style>
    <style:style style:family="paragraph" style:name="P1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bold" style:font-name="Arial2" style:font-size-asian="11pt" style:font-size-complex="11pt" style:font-weight-asian="bold" style:font-weight-complex="bold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2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5df13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340231" style:font-name-complex="Arial2"/>
    </style:style>
    <style:style style:family="text" style:name="T13">
      <style:text-properties fo:country="BE" fo:language="fr" officeooo:rsid="003a6077" style:font-name-complex="Arial2"/>
    </style:style>
    <style:style style:family="text" style:name="T14">
      <style:text-properties fo:country="BE" fo:language="fr" officeooo:rsid="0036dfc5" style:font-name-complex="Arial2"/>
    </style:style>
    <style:style style:family="text" style:name="T15">
      <style:text-properties fo:country="BE" fo:language="fr" officeooo:rsid="003868e6" style:font-name-complex="Arial2"/>
    </style:style>
    <style:style style:family="text" style:name="T16">
      <style:text-properties fo:country="BE" fo:language="fr" officeooo:rsid="0023e221" style:font-name-complex="Arial2"/>
    </style:style>
    <style:style style:family="text" style:name="T17">
      <style:text-properties fo:background-color="transparent" fo:country="BE" fo:language="fr" loext:char-shading-value="0" style:font-name-complex="Arial2"/>
    </style:style>
    <style:style style:family="text" style:name="T18">
      <style:text-properties fo:background-color="transparent" fo:country="BE" fo:language="fr" loext:char-shading-value="0" officeooo:rsid="00236e40" style:font-name-complex="Arial2"/>
    </style:style>
    <style:style style:family="text" style:name="T19">
      <style:text-properties fo:background-color="transparent" fo:country="BE" fo:language="fr" loext:char-shading-value="0" officeooo:rsid="0033bc87" style:font-name-complex="Arial2"/>
    </style:style>
    <style:style style:family="text" style:name="T20">
      <style:text-properties fo:background-color="transparent" fo:country="BE" fo:language="fr" loext:char-shading-value="0" officeooo:rsid="002d22d9" style:font-name-complex="Arial2"/>
    </style:style>
    <style:style style:family="text" style:name="T21">
      <style:text-properties officeooo:rsid="0040484c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font-style="normal" fo:font-weight="normal" officeooo:rsid="0084aa93" style:font-name="arial" style:font-name-complex="Arial2" style:font-style-asian="normal" style:font-style-complex="normal" style:font-weight-asian="normal" style:font-weight-complex="normal" style:text-underline-style="none"/>
    </style:style>
    <style:style style:family="text" style:name="T25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6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7">do text</text:span></text:p><text:p text:style-name="P19"><text:span text:style-name="T2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"><text:span text:style-name="T2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6"><text:s/></text:span><text:span text:style-name="T25"><text:conditional-text text:condition="ooow:&quot;view.do_mailing()&quot;" text:string-value-if-false="" text:string-value-if-true="&quot;mailed_data.name1&quot;">mailed_data.name1</text:conditional-text></text:span><text:span text:style-name="T26"><text:s/></text:span><text:span text:style-name="T25"><text:conditional-text text:condition="ooow:&quot;view.do_mailing()&quot;" text:string-value-if-false="" text:string-value-if-true="&quot;mailed_data.name2&quot;">mailed_data.name2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street&quot;">mailed_data.street</text:conditional-text></text:span><text:span text:style-name="T25">, </text:span><text:span text:style-name="T25"><text:conditional-text text:condition="ooow:&quot;view.do_mailing()&quot;" text:string-value-if-false="" text:string-value-if-true="&quot;mailed_data.number&quot;">mailed_data.number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zipcode&quot;">mailed_data.zipcode</text:conditional-text></text:span><text:span text:style-name="T25"> </text:span><text:span text:style-name="T2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9">Lettre d'information au demandeur <text:span text:style-name="T21">sur une</text:span></text:p>
      <text:p text:style-name="P10">demande de permis d'environnement</text:p>
      <text:p text:style-name="P3"/>
      <text:p text:style-name="P16"><text:span text:style-name="T5"/></text:p>
      <text:p text:style-name="P3"/>
      <text:p text:style-name="P7"><office:annotation><dc:creator>Gauthier Bastien</dc:creator><dc:date>2011-02-16T16:12:24</dc:date><text:p text:style-name="P19"><text:span text:style-name="T3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3"/>
      <text:p text:style-name="P13"><text:span text:style-name="T10">Nous avons</text:span><text:span text:style-name="T9"> l’honneur de vous informer que votre deman</text:span><text:span text:style-name="T17">de de </text:span><text:span text:style-name="T18">permis </text:span><text:span text:style-name="T19">d'environnement</text:span><text:span text:style-name="T17"> a été</text:span><text:span text:style-name="T9"> </text:span><text:span text:style-name="T11">transmise le </text:span><text:span text:style-name="T11"><text:text-input text:description="">event_view.display_date('transmitDate'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2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393959714">
        <text:list-item>
          <text:p text:style-name="P17">soit complète et recevable ;</text:p>
        </text:list-item>
        <text:list-item>
          <text:p text:style-name="P18"><text:span text:style-name="T17">soit incomplète (le Fonctionnaire Technique vous</text:span><text:span text:style-name="T9"> indiquer</text:span><text:span text:style-name="T15">a</text:span><text:span text:style-name="T16"> </text:span><text:span text:style-name="T9">les documents manquants à faire parvenir</text:span><text:span text:style-name="T20"> </text:span><text:span text:style-name="T7">ADRESSE</text:span><text:span text:style-name="T8"> </text:span><text:span text:style-name="T20">; l</text:span><text:span text:style-name="T9">e cas échéant, les motifs de son irrecevabilité</text:span><text:span text:style-name="T15">).</text:span></text:p>
        </text:list-item>
      </text:list>
      <text:p text:style-name="P5"/>
      <text:p text:style-name="P6"><text:tab/>Demeurant à votre disposition, nous vous prions d'agréer,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8">do text</text:span></text:p><text:p text:style-name="P19"><text:span text:style-name="T28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629b2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629b2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2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2" style:font-size-asian="11pt" style:font-size-complex="11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2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92091" officeooo:rsid="00292091" style:text-underline-style="none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629b2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2" style:font-size-asian="11pt" style:font-size-complex="11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2" style:font-size-asian="11pt" style:font-size-complex="11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29b2" style:font-name="Arial2" style:font-size-asian="10pt" style:font-size-complex="10pt"/>
    </style:style>
    <style:style style:family="paragraph" style:name="P1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bold" style:font-name="Arial2" style:font-size-asian="11pt" style:font-size-complex="11pt" style:font-weight-asian="bold" style:font-weight-complex="bold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2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5df13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340231" style:font-name-complex="Arial2"/>
    </style:style>
    <style:style style:family="text" style:name="T13">
      <style:text-properties fo:country="BE" fo:language="fr" officeooo:rsid="003a6077" style:font-name-complex="Arial2"/>
    </style:style>
    <style:style style:family="text" style:name="T14">
      <style:text-properties fo:country="BE" fo:language="fr" officeooo:rsid="0036dfc5" style:font-name-complex="Arial2"/>
    </style:style>
    <style:style style:family="text" style:name="T15">
      <style:text-properties fo:country="BE" fo:language="fr" officeooo:rsid="003868e6" style:font-name-complex="Arial2"/>
    </style:style>
    <style:style style:family="text" style:name="T16">
      <style:text-properties fo:country="BE" fo:language="fr" officeooo:rsid="0023e221" style:font-name-complex="Arial2"/>
    </style:style>
    <style:style style:family="text" style:name="T17">
      <style:text-properties fo:background-color="transparent" fo:country="BE" fo:language="fr" loext:char-shading-value="0" style:font-name-complex="Arial2"/>
    </style:style>
    <style:style style:family="text" style:name="T18">
      <style:text-properties fo:background-color="transparent" fo:country="BE" fo:language="fr" loext:char-shading-value="0" officeooo:rsid="00236e40" style:font-name-complex="Arial2"/>
    </style:style>
    <style:style style:family="text" style:name="T19">
      <style:text-properties fo:background-color="transparent" fo:country="BE" fo:language="fr" loext:char-shading-value="0" officeooo:rsid="0033bc87" style:font-name-complex="Arial2"/>
    </style:style>
    <style:style style:family="text" style:name="T20">
      <style:text-properties fo:background-color="transparent" fo:country="BE" fo:language="fr" loext:char-shading-value="0" officeooo:rsid="002d22d9" style:font-name-complex="Arial2"/>
    </style:style>
    <style:style style:family="text" style:name="T21">
      <style:text-properties officeooo:rsid="0040484c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font-style="normal" fo:font-weight="normal" officeooo:rsid="0084aa93" style:font-name="arial" style:font-name-complex="Arial2" style:font-style-asian="normal" style:font-style-complex="normal" style:font-weight-asian="normal" style:font-weight-complex="normal" style:text-underline-style="none"/>
    </style:style>
    <style:style style:family="text" style:name="T25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6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7">do text</text:span></text:p><text:p text:style-name="P19"><text:span text:style-name="T2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"><text:span text:style-name="T2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6"><text:s/></text:span><text:span text:style-name="T25"><text:conditional-text text:condition="ooow:&quot;view.do_mailing()&quot;" text:string-value-if-false="" text:string-value-if-true="&quot;mailed_data.name1&quot;">mailed_data.name1</text:conditional-text></text:span><text:span text:style-name="T26"><text:s/></text:span><text:span text:style-name="T25"><text:conditional-text text:condition="ooow:&quot;view.do_mailing()&quot;" text:string-value-if-false="" text:string-value-if-true="&quot;mailed_data.name2&quot;">mailed_data.name2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street&quot;">mailed_data.street</text:conditional-text></text:span><text:span text:style-name="T25">, </text:span><text:span text:style-name="T25"><text:conditional-text text:condition="ooow:&quot;view.do_mailing()&quot;" text:string-value-if-false="" text:string-value-if-true="&quot;mailed_data.number&quot;">mailed_data.number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zipcode&quot;">mailed_data.zipcode</text:conditional-text></text:span><text:span text:style-name="T25"> </text:span><text:span text:style-name="T2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9">Lettre d'information au demandeur <text:span text:style-name="T21">sur une</text:span></text:p>
      <text:p text:style-name="P10">demande de permis d'environnement</text:p>
      <text:p text:style-name="P3"/>
      <text:p text:style-name="P16"><text:span text:style-name="T5"/></text:p>
      <text:p text:style-name="P3"/>
      <text:p text:style-name="P7"><office:annotation><dc:creator>Gauthier Bastien</dc:creator><dc:date>2011-02-16T16:12:24</dc:date><text:p text:style-name="P19"><text:span text:style-name="T3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3"/>
      <text:p text:style-name="P13"><text:span text:style-name="T10">Nous avons</text:span><text:span text:style-name="T9"> l’honneur de vous informer que votre deman</text:span><text:span text:style-name="T17">de de </text:span><text:span text:style-name="T18">permis </text:span><text:span text:style-name="T19">d'environnement</text:span><text:span text:style-name="T17"> a été</text:span><text:span text:style-name="T9"> </text:span><text:span text:style-name="T11">transmise le </text:span><text:span text:style-name="T11"><text:text-input text:description="">event_view.display_date('transmitDate'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2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393959714">
        <text:list-item>
          <text:p text:style-name="P17">soit complète et recevable ;</text:p>
        </text:list-item>
        <text:list-item>
          <text:p text:style-name="P18"><text:span text:style-name="T17">soit incomplète (le Fonctionnaire Technique vous</text:span><text:span text:style-name="T9"> indiquer</text:span><text:span text:style-name="T15">a</text:span><text:span text:style-name="T16"> </text:span><text:span text:style-name="T9">les documents manquants à faire parvenir</text:span><text:span text:style-name="T20"> </text:span><text:span text:style-name="T7">ADRESSE</text:span><text:span text:style-name="T8"> </text:span><text:span text:style-name="T20">; l</text:span><text:span text:style-name="T9">e cas échéant, les motifs de son irrecevabilité</text:span><text:span text:style-name="T15">).</text:span></text:p>
        </text:list-item>
      </text:list>
      <text:p text:style-name="P5"/>
      <text:p text:style-name="P6"><text:tab/>Demeurant à votre disposition, nous vous prions d'agréer,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8">do text</text:span></text:p><text:p text:style-name="P19"><text:span text:style-name="T28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1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2" svg:font-family="Arial"/>
    <style:font-face style:font-adornments="Gras" style:font-family-generic="swiss" style:font-pitch="variable" style:name="Arial" svg:font-family="Arial"/>
    <style:font-face style:font-adornments="Normal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629b2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629b2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style:font-name="Arial2" style:font-size-asian="11pt" style:font-size-complex="11pt"/>
    </style:style>
    <style:style style:family="paragraph" style:name="P5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style:font-name="Arial2" style:font-size-asian="11pt" style:font-size-complex="11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2bd317" style:font-name="Arial2" style:font-size-asian="11pt" style:font-size-complex="11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officeooo:paragraph-rsid="00472225" style:font-name="Arial2" style:font-size-asian="11pt" style:font-size-complex="11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292091" officeooo:rsid="00292091" style:text-underline-style="none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0484c" officeooo:rsid="0040484c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indent="0cm" loext:contextual-spacing="false" style:auto-text-indent="false" style:writing-mode="lr-tb"/>
      <style:text-properties officeooo:paragraph-rsid="004629b2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font-size="11pt" officeooo:paragraph-rsid="00236e40" style:font-name="Arial2" style:font-size-asian="11pt" style:font-size-complex="11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1pt" officeooo:paragraph-rsid="00321a1d" style:font-name="Arial2" style:font-size-asian="11pt" style:font-size-complex="11pt"/>
    </style:style>
    <style:style style:family="paragraph" style:name="P14" style:parent-style-name="Standard">
      <style:paragraph-properties fo:margin-left="0.751cm" fo:margin-right="0cm" fo:text-align="justify" fo:text-indent="0cm" style:auto-text-indent="false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629b2" style:font-name="Arial2" style:font-size-asian="10pt" style:font-size-complex="10pt"/>
    </style:style>
    <style:style style:family="paragraph" style:name="P16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bold" style:font-name="Arial2" style:font-size-asian="11pt" style:font-size-complex="11pt" style:font-weight-asian="bold" style:font-weight-complex="bold"/>
    </style:style>
    <style:style style:family="paragraph" style:list-style-name="WW8Num2" style:name="P17" style:parent-style-name="Standard">
      <style:paragraph-properties fo:text-align="justify" style:justify-single-word="false"/>
      <style:text-properties fo:background-color="transparent" fo:country="BE" fo:font-size="11pt" fo:language="fr" officeooo:paragraph-rsid="00236e40" style:font-name="Arial2" style:font-name-complex="Arial2" style:font-size-asian="11pt" style:font-size-complex="11pt"/>
    </style:style>
    <style:style style:family="paragraph" style:list-style-name="WW8Num2" style:name="P18" style:parent-style-name="Standard">
      <style:paragraph-properties fo:text-align="justify" style:justify-single-word="false"/>
      <style:text-properties fo:font-size="11pt" officeooo:paragraph-rsid="00236e40" style:font-name="Arial2" style:font-size-asian="11pt" style:font-size-complex="11pt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5df13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fo:background-color="#ffff00" fo:color="#ce181e" fo:country="BE" fo:language="fr" loext:char-shading-value="0" officeooo:rsid="002d22d9" style:font-name-complex="Arial2"/>
    </style:style>
    <style:style style:family="text" style:name="T8">
      <style:text-properties fo:background-color="transparent" fo:color="#ce181e" fo:country="BE" fo:language="fr" loext:char-shading-value="0" officeooo:rsid="002d22d9" style:font-name-complex="Arial2"/>
    </style:style>
    <style:style style:family="text" style:name="T9">
      <style:text-properties fo:country="BE" fo:language="fr" style:font-name-complex="Arial2"/>
    </style:style>
    <style:style style:family="text" style:name="T10">
      <style:text-properties fo:country="BE" fo:language="fr" officeooo:rsid="00236e40" style:font-name-complex="Arial2"/>
    </style:style>
    <style:style style:family="text" style:name="T11">
      <style:text-properties fo:country="BE" fo:language="fr" officeooo:rsid="002d22d9" style:font-name-complex="Arial2"/>
    </style:style>
    <style:style style:family="text" style:name="T12">
      <style:text-properties fo:country="BE" fo:language="fr" officeooo:rsid="00340231" style:font-name-complex="Arial2"/>
    </style:style>
    <style:style style:family="text" style:name="T13">
      <style:text-properties fo:country="BE" fo:language="fr" officeooo:rsid="003a6077" style:font-name-complex="Arial2"/>
    </style:style>
    <style:style style:family="text" style:name="T14">
      <style:text-properties fo:country="BE" fo:language="fr" officeooo:rsid="0036dfc5" style:font-name-complex="Arial2"/>
    </style:style>
    <style:style style:family="text" style:name="T15">
      <style:text-properties fo:country="BE" fo:language="fr" officeooo:rsid="003868e6" style:font-name-complex="Arial2"/>
    </style:style>
    <style:style style:family="text" style:name="T16">
      <style:text-properties fo:country="BE" fo:language="fr" officeooo:rsid="0023e221" style:font-name-complex="Arial2"/>
    </style:style>
    <style:style style:family="text" style:name="T17">
      <style:text-properties fo:background-color="transparent" fo:country="BE" fo:language="fr" loext:char-shading-value="0" style:font-name-complex="Arial2"/>
    </style:style>
    <style:style style:family="text" style:name="T18">
      <style:text-properties fo:background-color="transparent" fo:country="BE" fo:language="fr" loext:char-shading-value="0" officeooo:rsid="00236e40" style:font-name-complex="Arial2"/>
    </style:style>
    <style:style style:family="text" style:name="T19">
      <style:text-properties fo:background-color="transparent" fo:country="BE" fo:language="fr" loext:char-shading-value="0" officeooo:rsid="0033bc87" style:font-name-complex="Arial2"/>
    </style:style>
    <style:style style:family="text" style:name="T20">
      <style:text-properties fo:background-color="transparent" fo:country="BE" fo:language="fr" loext:char-shading-value="0" officeooo:rsid="002d22d9" style:font-name-complex="Arial2"/>
    </style:style>
    <style:style style:family="text" style:name="T21">
      <style:text-properties officeooo:rsid="0040484c"/>
    </style:style>
    <style:style style:family="text" style:name="T2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3">
      <style:text-properties fo:font-size="11pt" fo:font-style="normal" fo:font-weight="normal" officeooo:rsid="0084aa93" style:font-name="arial" style:font-name-complex="Arial2" style:font-size-asian="11pt" style:font-size-complex="11pt" style:font-style-asian="normal" style:font-style-complex="italic" style:font-weight-asian="normal" style:font-weight-complex="normal"/>
    </style:style>
    <style:style style:family="text" style:name="T24">
      <style:text-properties fo:font-style="normal" fo:font-weight="normal" officeooo:rsid="0084aa93" style:font-name="arial" style:font-name-complex="Arial2" style:font-style-asian="normal" style:font-style-complex="normal" style:font-weight-asian="normal" style:font-weight-complex="normal" style:text-underline-style="none"/>
    </style:style>
    <style:style style:family="text" style:name="T25">
      <style:text-properties fo:font-size="11pt" fo:font-style="normal" fo:font-weight="normal" officeooo:rsid="0084aa93" style:font-name-complex="Arial2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6">
      <style:text-properties fo:font-size="11pt" fo:font-style="normal" fo:font-weight="normal" officeooo:rsid="0084aa93" style:font-name-complex="Arial2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9"><text:span text:style-name="T27">do text</text:span></text:p><text:p text:style-name="P19"><text:span text:style-name="T2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1"><text:span text:style-name="T2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26"><text:s/></text:span><text:span text:style-name="T25"><text:conditional-text text:condition="ooow:&quot;view.do_mailing()&quot;" text:string-value-if-false="" text:string-value-if-true="&quot;mailed_data.name1&quot;">mailed_data.name1</text:conditional-text></text:span><text:span text:style-name="T26"><text:s/></text:span><text:span text:style-name="T25"><text:conditional-text text:condition="ooow:&quot;view.do_mailing()&quot;" text:string-value-if-false="" text:string-value-if-true="&quot;mailed_data.name2&quot;">mailed_data.name2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street&quot;">mailed_data.street</text:conditional-text></text:span><text:span text:style-name="T25">, </text:span><text:span text:style-name="T25"><text:conditional-text text:condition="ooow:&quot;view.do_mailing()&quot;" text:string-value-if-false="" text:string-value-if-true="&quot;mailed_data.number&quot;">mailed_data.number</text:conditional-text></text:span><text:span text:style-name="T26"><text:line-break/></text:span><text:span text:style-name="T25"><text:conditional-text text:condition="ooow:&quot;view.do_mailing()&quot;" text:string-value-if-false="" text:string-value-if-true="&quot;mailed_data.zipcode&quot;">mailed_data.zipcode</text:conditional-text></text:span><text:span text:style-name="T25"> </text:span><text:span text:style-name="T2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9">Lettre d'information au demandeur <text:span text:style-name="T21">sur une</text:span></text:p>
      <text:p text:style-name="P10">demande de permis d'environnement</text:p>
      <text:p text:style-name="P3"/>
      <text:p text:style-name="P16"><text:span text:style-name="T5"/></text:p>
      <text:p text:style-name="P3"/>
      <text:p text:style-name="P7"><office:annotation><dc:creator>Gauthier Bastien</dc:creator><dc:date>2011-02-16T16:12:24</dc:date><text:p text:style-name="P19"><text:span text:style-name="T30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9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tab/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3"/>
      <text:p text:style-name="P13"><text:span text:style-name="T10">Nous avons</text:span><text:span text:style-name="T9"> l’honneur de vous informer que votre deman</text:span><text:span text:style-name="T17">de de </text:span><text:span text:style-name="T18">permis </text:span><text:span text:style-name="T19">d'environnement</text:span><text:span text:style-name="T17"> a été</text:span><text:span text:style-name="T9"> </text:span><text:span text:style-name="T11">transmise le </text:span><text:span text:style-name="T11"><text:text-input text:description="">event_view.display_date('transmitDate')</text:text-input></text:span><text:span text:style-name="T11"><text:s/>au</text:span><text:span text:style-name="T9"> Fonctionnaire techniq</text:span><text:span text:style-name="T17">ue du Service Public de Wallonie.</text:span></text:p>
      <text:p text:style-name="P14"/>
      <text:p text:style-name="P12"><text:span text:style-name="T10">Conformément au </text:span><text:span text:style-name="T12">décret du 11 mars 1999 relatif au permis d'environnement</text:span><text:span text:style-name="T10"> et à</text:span><text:span text:style-name="T9"> titre d’information, le Fonctionnaire technique dispose d’un délai de 20 jours, à dater du jour o</text:span><text:span text:style-name="T13">ù</text:span><text:span text:style-name="T9"> il reçoi</text:span><text:span text:style-name="T14">t</text:span><text:span text:style-name="T9"> ladite demande pour statuer sur le caractère de celle-ci :</text:span></text:p>
      <text:p text:style-name="P14"/>
      <text:list text:style-name="WW8Num2" xml:id="list393959714">
        <text:list-item>
          <text:p text:style-name="P17">soit complète et recevable ;</text:p>
        </text:list-item>
        <text:list-item>
          <text:p text:style-name="P18"><text:span text:style-name="T17">soit incomplète (le Fonctionnaire Technique vous</text:span><text:span text:style-name="T9"> indiquer</text:span><text:span text:style-name="T15">a</text:span><text:span text:style-name="T16"> </text:span><text:span text:style-name="T9">les documents manquants à faire parvenir</text:span><text:span text:style-name="T20"> </text:span><text:span text:style-name="T7">ADRESSE</text:span><text:span text:style-name="T8"> </text:span><text:span text:style-name="T20">; l</text:span><text:span text:style-name="T9">e cas échéant, les motifs de son irrecevabilité</text:span><text:span text:style-name="T15">).</text:span></text:p>
        </text:list-item>
      </text:list>
      <text:p text:style-name="P5"/>
      <text:p text:style-name="P6"><text:tab/>Demeurant à votre disposition, nous vous prions d'agréer, 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, l'assurance de notre considération distinguée.</text:p>
      <text:p text:style-name="P5"/>
      <text:p text:style-name="P5"/>
      <text:p text:style-name="P4"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19"><text:span text:style-name="T28">do text</text:span></text:p><text:p text:style-name="P19"><text:span text:style-name="T28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28.872000330</dc:date>
    <dc:language>fr-FR</dc:language>
    <meta:editing-cycles>92</meta:editing-cycles>
    <meta:editing-duration>P1DT7H52M52S</meta:editing-duration>
    <meta:document-statistic meta:table-count="1" meta:image-count="0" meta:object-count="0" meta:page-count="1" meta:paragraph-count="17" meta:word-count="174" meta:character-count="1416" meta:non-whitespace-character-count="1278"/>
    <meta:user-defined meta:name="Info 1"/>
    <meta:user-defined meta:name="Info 2"/>
    <meta:user-defined meta:name="Info 3"/>
    <meta:user-defined meta:name="Info 4"/>
  </office:meta>
</office:document-meta>
</file>